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inherit" svg:font-family="inherit" style:font-family-generic="roman" style:font-pitch="variable"/>
    <style:font-face style:name="等线" svg:font-family="等线" style:font-family-generic="roman" style:font-pitch="variable"/>
    <style:font-face style:name="等线1" svg:font-family="等线" style:font-family-generic="system" style:font-pitch="variable"/>
  </office:font-face-decls>
  <office:automatic-styles>
    <style:style style:name="P1" style:family="paragraph" style:parent-style-name="Standard">
      <style:text-properties officeooo:paragraph-rsid="0007a5e6"/>
    </style:style>
    <style:style style:name="P2" style:family="paragraph" style:parent-style-name="Standard">
      <style:text-properties officeooo:paragraph-rsid="000980d2"/>
    </style:style>
    <style:style style:name="P3" style:family="paragraph" style:parent-style-name="Standard">
      <style:text-properties officeooo:paragraph-rsid="000a1dc6"/>
    </style:style>
    <style:style style:name="P4" style:family="paragraph" style:parent-style-name="Standard">
      <style:text-properties officeooo:paragraph-rsid="000a8d30"/>
    </style:style>
    <style:style style:name="P5" style:family="paragraph" style:parent-style-name="Standard">
      <style:text-properties officeooo:rsid="000a8d30" officeooo:paragraph-rsid="000a8d30"/>
    </style:style>
    <style:style style:name="P6" style:family="paragraph" style:parent-style-name="Standard">
      <style:text-properties officeooo:paragraph-rsid="000b0baf"/>
    </style:style>
    <style:style style:name="P7" style:family="paragraph" style:parent-style-name="Standard">
      <style:text-properties fo:language="en" fo:country="US" officeooo:paragraph-rsid="000980d2" style:language-asian="zh" style:country-asian="CN"/>
    </style:style>
    <style:style style:name="P8" style:family="paragraph" style:parent-style-name="Standard">
      <style:paragraph-properties fo:break-before="page"/>
    </style:style>
    <style:style style:name="P9" style:family="paragraph" style:parent-style-name="Standard">
      <style:text-properties officeooo:paragraph-rsid="000b0baf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language-asian="zh" style:country-asian="CN"/>
    </style:style>
    <style:style style:name="T3" style:family="text">
      <style:text-properties style:language-asian="zh" style:country-asian="CN"/>
    </style:style>
    <style:style style:name="T4" style:family="text">
      <style:text-properties officeooo:rsid="000a1dc6"/>
    </style:style>
    <style:style style:name="T5" style:family="text">
      <style:text-properties officeooo:rsid="000a8d3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cdcc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、参数设置<text:span text:style-name="T2">Parameter setting</text:span></text:h>
      <text:p text:style-name="Standard">0x03：（货物参数设置<text:span text:style-name="T2">goods Parameter setting</text:span>）</text:p>
      <text:p text:style-name="Standard"><text:span text:style-name="T3">Sever sending</text:span>：</text:p>
      <text:p text:style-name="Standard"><text:s text:c="3"/>1）设置1个货道参数 Set 1 channel parameter</text:p>
      <text:p text:style-name="Standard"><text:s text:c="6"/>02 01 0B 00 57 50 03 00 01 0A 00 00 00 02 02 C5 03 </text:p>
      <text:p text:style-name="Standard"/>
      <text:p text:style-name="Standard"><text:s text:c="3"/>2）设置64个货道参数：Set 64 channel parameters</text:p>
      <text:p text:style-name="Standard"><text:s text:c="6"/>02 00 44 02 57 50 03 0A 01 F4 01 00 00 00 00 02 02 02 F4 01 00 00 00 00 02 02 03 F4 01 00 00 00 00 02 02 04 F4 01 00 00 00 00 02 02 05 F4 01 00 00 00 00 02 02 06 F4 01 00 00 00 00 02 02 07 F4 01 00 00 00 00 02 02 08 F4 01 00 00 00 00 02 02 09 F4 01 00 00 00 00 02 02 0A F4 01 00 00 00 00 02 02 0B F4 01 00 00 00 00 02 02 0C F4 01 00 00 00 00 02 02 0D F4 01 00 00 00 00 02 02 0E F4 01 00 00 00 00 02 02 0F F4 01 00 00 00 00 02 02 10 F4 01 00 00 00 00 02 02 11 F4 01 00 00 00 00 02 02 12 F4 01 00 00 00 00 02 02 13 F4 01 00 00 00 00 02 02 14 F4 01 00 00 00 00 02 02 15 F4 01 00 00 00 00 02 02 16 F4 01 00 00 00 00 02 02 17 F4 01 00 00 00 00 02 02 18 F4 01 00 00 00 00 02 02 19 F4 01 00 00 00 00 02 02 1A F4 01 00 00 00 00 02 02 1B F4 01 00 00 00 00 02 02 1C F4 01 00 00 00 00 02 02 1D F4 01 00 00 00 00 02 02 1E F4 01 00 00 00 00 02 02 1F F4 01 00 00 00 00 02 02 20 F4 01 00 00 00 00 02 02 21 F4 01 00 00 00 00 02 02 22 F4 01 00 00 00 00 02 02 23 F4 01 00 00 00 00 02 02 24 F4 01 00 00 00 00 02 02 25 F4 01 00 00 00 00 02 02 26 F4 01 00 00 00 00 02 02 27 F4 01 00 00 00 00 02 02 28 F4 01 00 00 00 00 02 02 29 F4 01 00 00 00 00 02 02 2A F4 01 00 00 00 00 02 02 2B F4 01 00 00 00 00 02 02 2C F4 01 00 00 00 00 02 02 2D F4 01 00 00 00 00 02 02 2E F4 01 00 00 00 00 02 02 2F F4 01 00 00 00 00 02 02 30 F4 01 00 00 00 00 02 02 31 F4 01 00 00 00 00 02 02 32 F4 01 00 00 00 00 02 02 33 F4 01 00 00 00 00 02 02 34 F4 01 00 00 00 00 02 02 35 F4 01 00 00 00 00 02 02 36 F4 01 00 00 00 00 02 02 37 F4 01 00 00 00 00 02 02 38 F4 01 00 00 00 00 02 02 39 F4 01 00 00 00 00 02 02 3A F4 01 00 00 00 00 02 02 3B F4 01 00 00 00 00 02 02 3C F4 01 00 00 00 00 02 02 3D F4 01 00 00 00 00 02 02 3E F4 01 00 00 00 00 02 02 3F F4 01 00 00 00 00 02 02 40 F4 01 00 00 00 00 02 02 5A 03 </text:p>
      <text:p text:style-name="Standard"/>
      <text:p text:style-name="Standard">综合处理器应答：Integrated processor response:</text:p>
      <text:p text:style-name="Standard"><text:s text:c="6"/>02 81 07 00 57 50 1B E8 01 00 00 00 33 03</text:p>
      <text:p text:style-name="Standard"/>
      <text:p text:style-name="Standard"><text:s text:c="5"/></text:p>
      <text:p text:style-name="Standard">0x04：（设置信息上报参数<text:span text:style-name="T2">Configuration uploading Parameter</text:span>）</text:p>
      <text:p text:style-name="Standard"><text:span text:style-name="T3">Sever sending</text:span>：</text:p>
      <text:p text:style-name="Standard"><text:tab/>1）皆不使能 None enabled：</text:p>
      <text:p text:style-name="Standard"><text:tab/><text:tab/><text:tab/>02 01 0C 00 57 50 04 00 01 00 0F 00 00 01 00 00 C9 03</text:p>
      <text:p text:style-name="Standard"/>
      <text:p text:style-name="Standard"><text:soft-page-break/><text:tab/>2）通道状态使能 Channel status enabled:：</text:p>
      <text:p text:style-name="Standard"><text:s text:c="19"/>02 01 0C 00 57 50 04 01 01 00 0F 00 00 01 00 00 CA 03</text:p>
      <text:p text:style-name="Standard"/>
      <text:p text:style-name="Standard"><text:tab/>3）心跳使能 Heartbeat enabled:：</text:p>
      <text:p text:style-name="Standard"><text:s text:c="32"/>02 01 0C 00 57 50 04 00 01 01 0F 00 00 01 00 00 CA 03</text:p>
      <text:p text:style-name="Standard"/>
      <text:p text:style-name="Standard"><text:tab/>4）物品信息主动上报使能 Item information active reporting enabled：</text:p>
      <text:p text:style-name="Standard"><text:s text:c="30"/>02 01 0C 00 57 50 04 00 01 00 0F 01 00 01 00 00 CA 03</text:p>
      <text:p text:style-name="Standard"/>
      <text:p text:style-name="Standard"><text:tab/>5）门锁状态上报使能 Door lock status reporting enabled：</text:p>
      <text:p text:style-name="Standard"><text:s text:c="30"/>02 01 0C 00 57 50 04 00 01 00 0F 00 01 01 00 00 CA 03</text:p>
      <text:p text:style-name="Standard"/>
      <text:p text:style-name="Standard"><text:tab/>6）货道重量上报使能 Channel weight reporting enabled:</text:p>
      <text:p text:style-name="Standard"><text:s text:c="31"/>02 01 0C 00 57 50 04 00 01 00 0F 00 00 01 01 00 CA 03</text:p>
      <text:p text:style-name="Standard"/>
      <text:p text:style-name="Standard"><text:tab/>7）单元重量上报使能 Unit weight reporting enable:</text:p>
      <text:p text:style-name="Standard"><text:s text:c="31"/>02 01 0C 00 57 50 04 00 01 00 0F 00 00 01 00 01 CA 03</text:p>
      <text:p text:style-name="Standard"/>
      <text:p text:style-name="Standard"><text:tab/>8）皆使能 All enabled：</text:p>
      <text:p text:style-name="Standard"><text:s text:c="34"/>02 01 0C 00 57 50 04 01 01 01 0F 01 01 01 01 01 CF 03</text:p>
      <text:p text:style-name="Standard"/>
      <text:p text:style-name="Standard">0x05：（设置称台类型 Scale Type Setting)）</text:p>
      <text:p text:style-name="Standard"><text:tab/>1）4个货道/ 每个货道1个传感器 4 channels / 1 sensor per channel：</text:p>
      <text:p text:style-name="Standard"><text:s text:c="44"/>02 01 05 00 57 50 05 04 01 B7 03 <text:s text:c="11"/></text:p>
      <text:p text:style-name="Standard"/>
      <text:p text:style-name="Standard"><text:tab/>2）64个货道/ 每个货道1个传感器：64 channels / 1 sensor per channel:</text:p>
      <text:p text:style-name="Standard"><text:s text:c="30"/><text:tab/><text:tab/><text:tab/>02 01 05 00 57 50 05 40 01 F3 03</text:p>
      <text:p text:style-name="Standard"><text:s text:c="11"/></text:p>
      <text:p text:style-name="Standard"><text:tab/>3）2个货道/ 每个货道2个传感器：2 channels / 2 sensors per channel:</text:p>
      <text:p text:style-name="Standard"><text:s text:c="33"/><text:tab/><text:tab/>02 01 05 00 57 50 05 02 02 B6 03 <text:s text:c="5"/></text:p>
      <text:p text:style-name="Standard"><text:tab/><text:tab/></text:p>
      <text:p text:style-name="Standard"><text:tab/>4）2个货道/ 每个货道1个传感器：2 channels / 1 sensor per channel:</text:p>
      <text:p text:style-name="Standard"><text:tab/><text:tab/><text:tab/><text:tab/><text:tab/><text:tab/><text:tab/>02 01 05 00 57 50 05 02 01 B5 03 <text:s text:c="5"/></text:p>
      <text:p text:style-name="Standard"><text:s text:c="7"/></text:p>
      <text:p text:style-name="Standard"><text:tab/>5）1个货道/ 每个货道4个传感器：1 channel / 4 sensor per channel:</text:p>
      <text:p text:style-name="Standard"><text:s text:c="27"/><text:tab/><text:tab/><text:tab/>02 01 05 00 57 50 05 01 04 B7 03 <text:s text:c="5"/></text:p>
      <text:p text:style-name="Standard"><text:s text:c="6"/></text:p>
      <text:p text:style-name="Standard">0x06：（去皮 Tare）</text:p>
      <text:p text:style-name="Standard"><text:tab/>1）对所有货道去皮：Tare all channels:</text:p>
      <text:p text:style-name="Standard"><text:s text:c="9"/><text:tab/><text:tab/><text:tab/><text:tab/><text:tab/><text:tab/>02 01 04 00 57 50 06 00 B2 03 <text:s/></text:p>
      <text:p text:style-name="Standard"><text:tab/><text:tab/>(单个货道去皮时默认全部货道去皮成功 When taring a single channel, all <text:tab/><text:tab/>channels are assumed to have been successfully tared)</text:p>
      <text:p text:style-name="Standard"><text:s text:c="11"/></text:p>
      <text:p text:style-name="Standard"><text:tab/>2）单个货位（举例为64号）去皮：Tare single slot (example: slot 64)</text:p>
      <text:p text:style-name="Standard"><text:soft-page-break/><text:s text:c="43"/>02 01 04 00 57 50 06 64 16 03</text:p>
      <text:p text:style-name="Standard"><text:s text:c="9"/></text:p>
      <text:p text:style-name="Standard"/>
      <text:p text:style-name="Standard"/>
      <text:p text:style-name="Standard">0x07：（设置某货道当前商品个数)(Set Current Number of Items in a Channel)</text:p>
      <text:p text:style-name="Standard"><text:tab/>改变第四个货道货物数量为5：Change the number of items in the fourth channel to 5:</text:p>
      <text:p text:style-name="Standard"><text:s text:c="61"/>02 01 06 00 57 50 07 04 05 00 BE 03</text:p>
      <text:p text:style-name="Standard"/>
      <text:p text:style-name="Standard"/>
      <text:p text:style-name="Standard">0x08：（门锁开\关控制）Door Lock</text:p>
      <text:p text:style-name="P1"><text:tab/>开门状态 Open door status:：02 01 04 00 57 50 08 01 B5 03</text:p>
      <text:p text:style-name="Standard"><text:s text:c="6"/></text:p>
      <text:p text:style-name="Standard"><text:s text:c="3"/></text:p>
      <text:p text:style-name="P1">0x09：（时间设置 Time Setting）</text:p>
      <text:p text:style-name="P1"><text:s text:c="3"/>系统时间 System Time：</text:p>
      <text:p text:style-name="P1"><text:tab/><text:tab/><text:tab/>02 01 0F 00 57 50 09 31 39 31 32 30 39 31 38 35 38 30 30 2C 03</text:p>
      <text:p text:style-name="Standard"><text:s text:c="6"/></text:p>
      <text:p text:style-name="Standard"/>
      <text:p text:style-name="P2">0x0A：（输出设置 (Output Settings）</text:p>
      <text:p text:style-name="P2"><text:s text:c="3"/>输出控制 <text:span text:style-name="Strong_20_Emphasis">Output Control</text:span>:：02 01 05 00 57 50 0A 01 01 B9 03</text:p>
      <text:p text:style-name="Standard"/>
      <text:p text:style-name="Standard"/>
      <text:p text:style-name="Standard">------------------------------------------------------</text:p>
      <text:p text:style-name="Standard"/>
      <text:p text:style-name="P8"/>
      <text:p text:style-name="Standard"><text:span text:style-name="T5">###########################################</text:span> <text:s text:c="2"/></text:p>
      <text:h text:style-name="Heading_20_1" text:outline-level="1">2、查询指令 Query Commands</text:h>
      <text:h text:style-name="Heading_20_1" text:outline-level="1"/>
      <text:p text:style-name="Standard"/>
      <text:p text:style-name="P5"/>
      <text:p text:style-name="P6"><text:span text:style-name="T6">Query Commands: a)</text:span>、查询参数 Query Parameters</text:p>
      <text:p text:style-name="Standard"><text:s text:c="7"/></text:p>
      <text:p text:style-name="P2">0x01：（ID查询<text:span text:style-name="T3">，</text:span><text:span text:style-name="T2">查询所有控制器的ID时，ID为01</text:span><text:bookmark text:name="_GoBack"/><text:span text:style-name="T2"> </text:span></text:p>
      <text:p text:style-name="P7"><text:s text:c="3"/><text:tab/> <text:s text:c="7"/>ID Query, When querying IDs of all controllers, ID is 01<text:span text:style-name="T7">): </text:span></text:p>
      <text:p text:style-name="P2"><text:s text:c="3"/></text:p>
      <text:p text:style-name="P2"><text:span text:style-name="T2"><text:s text:c="16"/>Send</text:span> <text:s text:c="3"/>02 01 04 00 51 50 01 00 A7 03</text:p>
      <text:p text:style-name="Standard"/>
      <text:p text:style-name="Standard"><text:s text:c="2"/>应答<text:span text:style-name="T2">Response</text:span>：02 81 04 00 51 50 01 01 28 03 </text:p>
      <text:p text:style-name="Standard"><text:s text:c="7"/></text:p>
      <text:p text:style-name="P3">0x02：（网络参数查询 <text:s text:c="2"/>已经不用 <text:span text:style-name="T4">N</text:span>etwork parameter query — deprecated）</text:p>
      <text:p text:style-name="Standard"><text:s text:c="7"/>02 01 04 00 51 50 02 00 A8 03</text:p>
      <text:p text:style-name="Standard"/>
      <text:p text:style-name="P4"><text:s text:c="2"/>应答 response：</text:p>
      <text:p text:style-name="P4"><text:tab/><text:tab/>02 81 0D 00 51 50 1B E7 C0 A8 00 1B E7 40 1F C0 A8 00 C8 2A 03 <text:s/></text:p>
      <text:p text:style-name="Standard"/>
      <text:p text:style-name="Standard">0x03：（读货物配置参数 <text:s/>）<text:bookmark text:name="tw-target-text"/><text:span text:style-name="T1">Read cargo configuration parameters</text:span></text:p>
      <text:p text:style-name="Standard"><text:tab/><text:tab/> <text:s text:c="6"/>02 01 04 00 51 50 03 00 A9 03</text:p>
      <text:p text:style-name="Standard"/>
      <text:p text:style-name="Standard"/>
      <text:p text:style-name="Standard"/>
      <text:p text:style-name="P4"><text:s text:c="2"/>应答 Response：货道个数不同 different number of goods channels，输出的数据个数不同。The number of output data is different</text:p>
      <text:p text:style-name="P4"><text:s text:c="7"/>02 81 20 00 51 50 1B E8 04 01 0A 00 00 00 1B E7 1B E7 1B E7 0A 00 00 00 1B E7 1B E7 1B E8 0A 00 00 00 1B E7 1B E7 04 0A 00 00 00 1B E7 1B E7 8B 03 (默认值 default value)</text:p>
      <text:p text:style-name="Standard">---------------------------------</text:p>
      <text:p text:style-name="P4">0x04：（读系统配置参数 Read system configuration parameters）</text:p>
      <text:p text:style-name="Standard"><text:s text:c="7"/>02 01 04 00 51 50 04 00 AA 03</text:p>
      <text:p text:style-name="Standard"/>
      <text:p text:style-name="P4"><text:s text:c="2"/>应答 response：02 81 0A 00 51 50 04 00 01 00 0F 00 00 01 4A 03 <text:s/></text:p>
      <text:p text:style-name="Standard"><text:s/></text:p>
      <text:p text:style-name="Standard"/>
      <text:p text:style-name="Standard">-------------------------------</text:p>
      <text:p text:style-name="P4">0x05：（查询物品信息 Query item information"）</text:p>
      <text:p text:style-name="Standard"><text:soft-page-break/><text:s text:c="7"/>02 01 04 00 51 50 05 00 AB 03</text:p>
      <text:p text:style-name="Standard">-----------------------------</text:p>
      <text:p text:style-name="P4">0x06：（查询货道重量 Query channel weight）</text:p>
      <text:p text:style-name="Standard"><text:s text:c="7"/>02 01 04 00 51 50 06 00 AC 03</text:p>
      <text:p text:style-name="Standard"/>
      <text:p text:style-name="P4"><text:s text:c="2"/>应答 response：02 81 14 00 51 50 06 04 00 00 00 00 00 00 00 00 00 00 00 00 00 00 00 00 40 03 </text:p>
      <text:p text:style-name="Standard">-------------------------------------------</text:p>
      <text:p text:style-name="P4">0x07：（查询传感器重量 Query sensor weight）</text:p>
      <text:p text:style-name="Standard"><text:s text:c="7"/>02 01 04 00 51 50 07 00 AD 03</text:p>
      <text:p text:style-name="Standard"/>
      <text:p text:style-name="P4"><text:s text:c="2"/>应答 response：02 81 14 00 51 50 07 04 00 00 00 00 00 00 00 00 00 00 00 00 00 00 00 00 41 03 </text:p>
      <text:p text:style-name="Standard">-----------------------------------------------</text:p>
      <text:p text:style-name="P4">0x08：（读故障状态 Read fault status）</text:p>
      <text:p text:style-name="Standard"><text:s text:c="7"/>02 01 04 00 51 50 08 00 AE 03</text:p>
      <text:p text:style-name="P5">###############################################</text:p>
      <text:p text:style-name="P6"><text:span text:style-name="T6">Query Commands: b)、</text:span>查询状态 Query status</text:p>
      <text:p text:style-name="Standard"/>
      <text:p text:style-name="Standard">0x01:（查询单元通信状态）Query unit communication status</text:p>
      <text:p text:style-name="Standard"><text:s text:c="7"/>02 01 04 00 51 53 01 00 AA 03</text:p>
      <text:p text:style-name="Standard"><text:s/></text:p>
      <text:p text:style-name="P4"><text:s text:c="2"/>应答 response：02 81 08 00 51 53 01 04 0F 00 00 00 41 03 </text:p>
      <text:p text:style-name="Standard"/>
      <text:p text:style-name="P6">0x02:（查询门锁状态 "Query door lock status）</text:p>
      <text:p text:style-name="Standard"><text:s text:c="7"/>02 01 04 00 51 53 02 00 AB 03</text:p>
      <text:p text:style-name="Standard"/>
      <text:p text:style-name="P6"><text:s text:c="2"/>应答 response：02 81 05 00 51 53 1B E7 00 00 2C 03 </text:p>
      <text:p text:style-name="Standard"><text:s/></text:p>
      <text:p text:style-name="Standard">0x05:（查询IO口状态）</text:p>
      <text:p text:style-name="Standard"><text:s text:c="7"/>02 01 04 00 51 53 05 00 AE 03 </text:p>
      <text:p text:style-name="Standard"/>
      <text:p text:style-name="P6">-----------------------------------------------------------------------------------------</text:p>
      <text:p text:style-name="P6"><text:span text:style-name="T6">Query Commands c)</text:span>、查询软件版本号 Query software version number</text:p>
      <text:p text:style-name="Standard"><text:s text:c="2"/>发送：Send</text:p>
      <text:p text:style-name="Standard"><text:s text:c="7"/>02 01 03 00 51 56 00 AB 03</text:p>
      <text:p text:style-name="Standard"/>
      <text:p text:style-name="P6"><text:s text:c="2"/>应答 Response：02 81 1B 00 00 51 56 5A 48 59 2D 41 31 2E 30 2E 30 30 30 32 2E 31 39 30 38 32 39 5F 42 65 74 61 71 03 </text:p>
      <text:p text:style-name="Standard"/>
      <text:p text:style-name="Standard">d)、读故障日志Read the fault log</text:p>
      <text:p text:style-name="Standard"/>
      <text:p text:style-name="P6"><text:s text:c="2"/>读1条 Read one entry"：</text:p>
      <text:p text:style-name="Standard"><text:s text:c="7"/>02 01 04 00 51 45 01 00 9C 03</text:p>
      <text:p text:style-name="Standard"><text:soft-page-break/></text:p>
      <text:p text:style-name="P6"><text:s text:c="2"/>读5条 Read five entries：</text:p>
      <text:p text:style-name="Standard"><text:s text:c="7"/>02 01 04 00 51 45 05 00 A0 03</text:p>
      <text:p text:style-name="Standard"/>
      <text:p text:style-name="P6"><text:s text:c="2"/>读50条 Read fifty entries：</text:p>
      <text:p text:style-name="Standard"><text:s text:c="7"/>02 01 04 00 51 45 32 00 CD 03</text:p>
      <text:p text:style-name="Standard"/>
      <text:p text:style-name="P6"><text:s text:c="2"/>读200条 Read 200 entrie：</text:p>
      <text:p text:style-name="Standard"><text:s text:c="7"/>02 01 04 00 51 45 C8 00 63 03</text:p>
      <text:p text:style-name="Standard"/>
      <text:p text:style-name="P8"><text:tab/> <text:s text:c="2"/></text:p>
      <text:h text:style-name="Heading_20_1" text:outline-level="1">3、系统控制 System control</text:h>
      <text:p text:style-name="Standard">a)、系统复位：System reset</text:p>
      <text:p text:style-name="Standard"><text:s text:c="2"/>02 01 03 00 52 52 00 A8 03</text:p>
      <text:p text:style-name="Standard"><text:s text:c="2"/>综合处理器收到该指令，将会重启。</text:p>
      <text:p text:style-name="Standard"/>
      <text:p text:style-name="P6">b)、恢复出厂设置 Restore factory settings：</text:p>
      <text:p text:style-name="Standard"><text:s text:c="2"/>02 01 03 00 52 50 00 A6 03</text:p>
      <text:p text:style-name="Standard"><text:s text:c="2"/>综合处理器收到该指令，配置参数恢复为出厂设置值。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inherit" svg:font-family="inherit" style:font-family-generic="roman" style:font-pitch="variable"/>
    <style:font-face style:name="等线" svg:font-family="等线" style:font-family-generic="roman" style:font-pitch="variable"/>
    <style:font-face style:name="等线1" svg:font-family="等线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等线" fo:font-size="10pt" fo:language="en" fo:country="US" style:letter-kerning="false" style:font-name-asian="等线1" style:font-size-asian="10pt" style:language-asian="zh" style:country-asian="CN" style:font-name-complex="DejaVu Sans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等线" fo:font-size="10pt" fo:language="en" fo:country="US" style:letter-kerning="false" style:font-name-asian="等线1" style:font-size-asian="10pt" style:language-asian="zh" style:country-asian="CN" style:font-name-complex="DejaVu Sans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justify" style:justify-single-word="false" fo:orphans="0" fo:widows="0" fo:hyphenation-ladder-count="no-limit" style:writing-mode="lr-tb"/>
      <style:text-properties style:use-window-font-color="true" loext:opacity="0%" style:font-name="等线" fo:font-family="等线" style:font-family-generic="roman" style:font-pitch="variable" fo:font-size="10.5pt" fo:language="en" fo:country="US" style:letter-kerning="true" style:font-name-asian="等线1" style:font-family-asian="等线" style:font-family-generic-asian="system" style:font-pitch-asian="variable" style:font-size-asian="10.5pt" style:language-asian="zh" style:country-asian="CN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roman" style:font-pitch="variable" fo:font-size="10pt" style:font-name-asian="Noto Sans Mono CJK SC" style:font-family-asian="'Noto Sans Mono CJK SC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44" style:layout-grid-base-height="0.2165in" style:layout-grid-ruby-height="0in" style:layout-grid-mode="line" style:layout-grid-ruby-below="false" style:layout-grid-print="false" style:layout-grid-display="fals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8T13:45:00</meta:creation-date>
    <meta:initial-creator>果欣</meta:initial-creator>
    <dc:language>en-US</dc:language>
    <dc:date>2024-08-16T15:12:38.906516847</dc:date>
    <meta:editing-cycles>6</meta:editing-cycles>
    <meta:editing-duration>PT1H3M28S</meta:editing-duration>
    <meta:generator>LibreOffice/7.3.7.2$Linux_X86_64 LibreOffice_project/30$Build-2</meta:generator>
    <meta:document-statistic meta:table-count="0" meta:image-count="0" meta:object-count="0" meta:page-count="7" meta:paragraph-count="136" meta:word-count="2171" meta:character-count="7420" meta:non-whitespace-character-count="5100"/>
    <meta:user-defined meta:name="AppVersion">15.0000</meta:user-defined>
    <meta:user-defined meta:name="ICV">130D84051B724DAEAC9C769731B281C9_12</meta:user-defined>
    <meta:user-defined meta:name="KSOProductBuildVer">2052-12.1.0.17827</meta:user-defined>
    <meta:template xlink:type="simple" xlink:actuate="onRequest" xlink:title="Normal.dotm" xlink:href=""/>
  </office:meta>
</office:document-meta>
</file>